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5325" officeooo:paragraph-rsid="00325325"/>
    </style:style>
    <style:style style:name="P3" style:family="paragraph" style:parent-style-name="Heading_20_1" style:master-page-name="Right_20_Page">
      <style:paragraph-properties style:page-number="auto"/>
      <style:text-properties officeooo:rsid="00325325" officeooo:paragraph-rsid="00325325"/>
    </style:style>
    <style:style style:name="P4" style:family="paragraph" style:parent-style-name="Heading_20_3">
      <style:paragraph-properties fo:break-before="page"/>
      <style:text-properties officeooo:rsid="00325325" officeooo:paragraph-rsid="00325325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eed You Now</text:h>
      <text:h text:style-name="Heading_20_2" text:outline-level="2">(<text:span text:style-name="T1">Lady Antebellum</text:span>)</text:h>
      <text:p text:style-name="Text_20_body">Time Signature: <text:span text:style-name="T1">4/4</text:span></text:p>
      <text:p text:style-name="Text_20_body">Chords: Am, C, Em, F, G</text:p>
      <text:p text:style-name="Text_20_body">Tempo: <text:span text:style-name="T2">100-120</text:span> BPM</text:p>
      <text:p text:style-name="P1"/>
      <text:h text:style-name="P4" text:outline-level="3">[INTRO]</text:h>
      <text:p text:style-name="P2">F Am</text:p>
      <text:h text:style-name="Heading_20_3" text:outline-level="3">[VERSE 1]</text:h>
      <text:p text:style-name="P2">F <text:s text:c="23"/></text:p>
      <text:p text:style-name="P2">Picture perfect memories </text:p>
      <text:p text:style-name="P2"><text:s text:c="27"/>Am</text:p>
      <text:p text:style-name="P2">scattered all around the floor</text:p>
      <text:p text:style-name="P2">F <text:s text:c="21"/></text:p>
      <text:p text:style-name="P2">Reaching for the phone </text:p>
      <text:p text:style-name="P2"><text:s text:c="28"/>Am</text:p>
      <text:p text:style-name="P2">'cause I can't fight it anymore</text:p>
      <text:p text:style-name="P2"><text:s text:c="6"/>F <text:s text:c="27"/>Am</text:p>
      <text:p text:style-name="P2">And I wonder if I ever cross your mind</text:p>
      <text:p text:style-name="P2"><text:s text:c="10"/>F <text:s text:c="16"/></text:p>
      <text:p text:style-name="P2">For me it happens all the time</text:p>
      <text:h text:style-name="Heading_20_3" text:outline-level="3">[CHORUS]</text:h>
      <text:p text:style-name="P2"><text:s text:c="7"/>C <text:s text:c="17"/></text:p>
      <text:p text:style-name="P2">It's a quarter after one, </text:p>
      <text:p text:style-name="P2"><text:s text:c="20"/>Em</text:p>
      <text:p text:style-name="P2">I'm all alone and I need you now</text:p>
      <text:p text:style-name="P2">C <text:s text:c="20"/></text:p>
      <text:p text:style-name="P2">Said I wouldn't come, </text:p>
      <text:p text:style-name="P2"><text:s text:c="29"/>Em</text:p>
      <text:p text:style-name="P2">but I lost all control and I need you now</text:p>
      <text:p text:style-name="P2"><text:s text:c="7"/>F <text:s text:c="30"/></text:p>
      <text:p text:style-name="P2">And I don't know how I can do without, </text:p>
      <text:p text:style-name="P2"><text:s text:c="21"/>Am</text:p>
      <text:p text:style-name="P2">I just need you now</text:p>
      <text:h text:style-name="Heading_20_3" text:outline-level="3">[VERSE 2]</text:h>
      <text:p text:style-name="P2"><text:s/>F <text:s text:c="22"/></text:p>
      <text:p text:style-name="P2">Another shot of whiskey, </text:p>
      <text:p text:style-name="P2"><text:s text:c="26"/>Am</text:p>
      <text:p text:style-name="P2">can't stop looking at the door</text:p>
      <text:p text:style-name="P2">F <text:s text:c="29"/></text:p>
      <text:p text:style-name="P2">Wishing you'd come sweeping in </text:p>
      <text:p text:style-name="P2"><text:s text:c="19"/>Am</text:p>
      <text:p text:style-name="P2">the way you did before</text:p>
      <text:p text:style-name="P2"><text:s text:c="6"/>F <text:s text:c="27"/>Am</text:p>
      <text:p text:style-name="P2">And I wonder if I ever cross your mind</text:p>
      <text:p text:style-name="P2"><text:s text:c="10"/>F <text:s text:c="16"/></text:p>
      <text:p text:style-name="P2">For me it happens all the time</text:p>
      <text:h text:style-name="Heading_20_3" text:outline-level="3"><text:soft-page-break/>[CHORUS]</text:h>
      <text:p text:style-name="P2"><text:s text:c="7"/>C <text:s text:c="17"/></text:p>
      <text:p text:style-name="P2">It's a quarter after one, </text:p>
      <text:p text:style-name="P2"><text:s text:c="25"/>Em</text:p>
      <text:p text:style-name="P2">I'm a little drunk and I need you now</text:p>
      <text:p text:style-name="P2">C <text:s text:c="20"/></text:p>
      <text:p text:style-name="P2">Said I wouldn't come, </text:p>
      <text:p text:style-name="P2"><text:s text:c="29"/>Em</text:p>
      <text:p text:style-name="P2">but I lost all control and I need you now</text:p>
      <text:p text:style-name="P2"><text:s text:c="7"/>F <text:s text:c="30"/></text:p>
      <text:p text:style-name="P2">And I don't know how I can do without, </text:p>
      <text:p text:style-name="P2"><text:s text:c="16"/></text:p>
      <text:p text:style-name="P2">I just need you now</text:p>
      <text:p text:style-name="P2"/>
      <text:h text:style-name="Heading_20_3" text:outline-level="3">[BRIDGE]</text:h>
      <text:p text:style-name="P2">Am G <text:s text:c="2"/>C Em F G</text:p>
      <text:p text:style-name="P2">Am G <text:s text:c="2"/>C Em F G</text:p>
      <text:p text:style-name="P2"><text:s text:c="9"/>F <text:s text:c="30"/>Am G</text:p>
      <text:p text:style-name="P2">Yes I'd rather hurt than feel nothing at all</text:p>
      <text:h text:style-name="Heading_20_3" text:outline-level="3">[CHORUS]</text:h>
      <text:p text:style-name="P2"><text:s text:c="7"/>C <text:s text:c="17"/></text:p>
      <text:p text:style-name="P2">It's a quarter after one, </text:p>
      <text:p text:style-name="P2"><text:s text:c="20"/>Em</text:p>
      <text:p text:style-name="P2">I'm all alone and I need you now</text:p>
      <text:p text:style-name="P2"><text:s text:c="6"/>C <text:s text:c="20"/></text:p>
      <text:p text:style-name="P2">And I said I wouldn't call, </text:p>
      <text:p text:style-name="P2"><text:s text:c="29"/>Em</text:p>
      <text:p text:style-name="P2">but I'm a little drunk and I need you now</text:p>
      <text:p text:style-name="P2"><text:s text:c="7"/>F <text:s text:c="30"/></text:p>
      <text:p text:style-name="P2">And I don't know how I can do without, </text:p>
      <text:p text:style-name="P2"><text:s text:c="16"/>C</text:p>
      <text:p text:style-name="P2">I just need you now</text:p>
      <text:h text:style-name="Heading_20_3" text:outline-level="3">[OUTRO]</text:h>
      <text:p text:style-name="P2">Em <text:s text:c="14"/>C <text:s/>Em C</text:p>
      <text:p text:style-name="P2"><text:s/>I just need you now</text:p>
      <text:p text:style-name="P2">Em <text:s text:c="17"/>C <text:s/>Em C</text:p>
      <text:p text:style-name="P2"><text:s/>Oh baby I need you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5M13S</meta:editing-duration>
    <meta:editing-cycles>36</meta:editing-cycles>
    <meta:generator>LibreOffice/5.2.5.1$MacOSX_X86_64 LibreOffice_project/0312e1a284a7d50ca85a365c316c7abbf20a4d22</meta:generator>
    <dc:title>Lyrics + Chords</dc:title>
    <dc:date>2017-04-10T09:10:16.449433000</dc:date>
    <meta:print-date>2017-04-03T12:23:29.985893000</meta:print-date>
    <meta:document-statistic meta:table-count="0" meta:image-count="0" meta:object-count="0" meta:page-count="3" meta:paragraph-count="82" meta:word-count="299" meta:character-count="2100" meta:non-whitespace-character-count="100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